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c8c164" officeooo:paragraph-rsid="00d03c2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2pt" fo:font-weight="bold" officeooo:rsid="01b7d01c" officeooo:paragraph-rsid="01b7d01c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51b45f" officeooo:paragraph-rsid="0151b45f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eacb6c" officeooo:paragraph-rsid="019fd84d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eacb6c" officeooo:paragraph-rsid="01aac295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aac295" officeooo:paragraph-rsid="01aac295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c9cd4f" officeooo:paragraph-rsid="01c9cd4f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a5d94e" officeooo:paragraph-rsid="01ac437f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a5d94e" officeooo:paragraph-rsid="01ccd260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eacb6c" officeooo:paragraph-rsid="01aac295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c9211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eacb6c" officeooo:paragraph-rsid="01ccd260" style:letter-kerning="true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paragraph-rsid="01a6e1b7" style:font-size-asian="10.5pt" style:font-size-complex="10.5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paragraph-rsid="01ac437f" style:font-size-asian="10.5pt" style:font-size-complex="10.5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paragraph-rsid="01c0c3cd" style:font-size-asian="10.5pt" style:font-size-complex="10.5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paragraph-rsid="01c3fd8e" style:font-size-asian="10.5pt" style:font-size-complex="10.5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paragraph-rsid="01ccd260" style:font-size-asian="10.5pt" style:font-size-complex="10.5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c9211e" fo:font-size="10.5pt" officeooo:rsid="01d1edbd" officeooo:paragraph-rsid="01d25318" style:font-size-asian="10.5pt" style:font-size-complex="10.5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9fd84d" style:font-size-asian="10.5pt" style:font-size-complex="10.5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aac295" style:font-size-asian="10.5pt" style:font-size-complex="10.5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c7f294" style:font-size-asian="10.5pt" style:font-size-complex="10.5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ccd260" style:font-size-asian="10.5pt" style:font-size-complex="10.5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cff85b" style:font-size-asian="10.5pt" style:font-size-complex="10.5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d1edbd" style:font-size-asian="10.5pt" style:font-size-complex="10.5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753f2c" officeooo:paragraph-rsid="019d2785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753f2c" officeooo:paragraph-rsid="01bd6e8b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753f2c" officeooo:paragraph-rsid="01ccd260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0f3f6c2" officeooo:paragraph-rsid="019fd84d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c9211e" style:text-outline="false" style:text-line-through-style="none" style:text-line-through-type="none" style:font-name="Liberation Serif" fo:font-size="10.5pt" fo:letter-spacing="normal" fo:font-style="normal" fo:text-shadow="none" style:text-underline-style="none" fo:font-weight="normal" officeooo:rsid="01ac437f" officeooo:paragraph-rsid="01ac437f" style:letter-kerning="true" fo:background-color="transparent" style:font-name-asian="DejaVu Sans1" style:font-size-asian="10.5pt" style:font-style-asian="normal" style:font-weight-asian="normal" style:font-name-complex="Liberation Sans1" style:font-size-complex="10.5pt" style:font-style-complex="italic" style:font-weight-complex="bold" style:text-emphasize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c9211e" fo:font-size="10.5pt" officeooo:paragraph-rsid="019d2785" style:font-size-asian="10.5pt" style:font-size-complex="10.5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c9211e" fo:font-size="10.5pt" officeooo:paragraph-rsid="01ac437f" style:font-size-asian="10.5pt" style:font-size-complex="10.5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c9211e" fo:font-size="10.5pt" officeooo:paragraph-rsid="01bfed6d" style:font-size-asian="10.5pt" style:font-size-complex="10.5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c9211e" fo:font-size="10.5pt" officeooo:paragraph-rsid="01ccd260" style:font-size-asian="10.5pt" style:font-size-complex="10.5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.5pt" officeooo:paragraph-rsid="01b97ca4" style:font-size-asian="10.5pt" style:font-size-complex="10.5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.5pt" officeooo:paragraph-rsid="019d2785" style:font-size-asian="10.5pt" style:font-size-complex="10.5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0.5pt" officeooo:paragraph-rsid="01bd6e8b" style:font-size-asian="10.5pt" style:font-size-complex="10.5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0.5pt" officeooo:paragraph-rsid="01ccd260" style:font-size-asian="10.5pt" style:font-size-complex="10.5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0.5pt" fo:font-weight="bold" officeooo:paragraph-rsid="01b97ca4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d6c9e6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e8b877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9d3aae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99681b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7d01c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97ca4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9d3aae" style:letter-kerning="true" fo:background-color="transparent" loext:char-shading-value="0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b7d01c" style:letter-kerning="true" fo:background-color="transparent" loext:char-shading-value="0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officeooo:rsid="01b97ca4" style:letter-kerning="true" fo:background-color="transparent" loext:char-shading-value="0" style:font-name-asian="DejaVu Sans1" style:font-style-asian="normal" style:font-name-complex="Liberation Sans1" style:font-style-complex="italic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7d01c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9d3aae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d6c9e6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e8b877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97ca4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99681b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9d3aae" style:letter-kerning="true" fo:background-color="transparent" loext:char-shading-value="0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7d01c" style:letter-kerning="true" fo:background-color="transparent" loext:char-shading-value="0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97ca4" style:letter-kerning="true" fo:background-color="transparent" loext:char-shading-value="0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d6e8b" style:letter-kerning="true" fo:background-color="transparent" loext:char-shading-value="0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ccd260" style:letter-kerning="true" fo:background-color="transparent" loext:char-shading-value="0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bold" officeooo:rsid="01b97ca4" style:letter-kerning="true" fo:background-color="transparent" loext:char-shading-value="0" style:font-name-asian="DejaVu Sans1" style:font-size-asian="14pt" style:font-style-asian="normal" style:font-weight-asian="bold" style:font-name-complex="Liberation Sans1" style:font-size-complex="14pt" style:font-style-complex="italic" style:font-weight-complex="bold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bold" officeooo:rsid="01bd6e8b" style:letter-kerning="true" fo:background-color="transparent" loext:char-shading-value="0" style:font-name-asian="DejaVu Sans1" style:font-size-asian="14pt" style:font-style-asian="normal" style:font-weight-asian="bold" style:font-name-complex="Liberation Sans1" style:font-size-complex="14pt" style:font-style-complex="italic" style:font-weight-complex="bold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erif" fo:font-size="14pt" fo:letter-spacing="normal" fo:font-style="normal" fo:text-shadow="none" style:text-underline-style="none" fo:font-weight="bold" officeooo:rsid="01ccd260" style:letter-kerning="true" fo:background-color="transparent" loext:char-shading-value="0" style:font-name-asian="DejaVu Sans1" style:font-size-asian="14pt" style:font-style-asian="normal" style:font-weight-asian="bold" style:font-name-complex="Liberation Sans1" style:font-size-complex="14pt" style:font-style-complex="italic" style:font-weight-complex="bold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eacb6c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342ce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52c42a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2dc9b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6e1b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0a0f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97ca4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fed6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d1edb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68570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d2531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68570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5d94e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c437f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0c3cd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de447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fed6d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fa287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b97ca4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bb7613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c28cdb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bfed6d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aac295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eacb6c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52c42a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2dc9b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97ca4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6e1b7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342ce8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fed6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0a0f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d1edb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68570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d25318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style:font-name-asian="DejaVu Sans1" style:font-style-asian="normal" style:font-weight-asian="normal" style:font-name-complex="Liberation Sans1" style:font-style-complex="italic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68570" style:letter-kerning="true" style:font-name-asian="DejaVu Sans1" style:font-style-asian="normal" style:font-weight-asian="normal" style:font-name-complex="Liberation Sans1" style:font-style-complex="italic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5d94e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c437f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0c3cd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de447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fed6d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72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fa287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97ca4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b7613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75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bfed6d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c28cdb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aac295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eacb6c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13414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342ce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6e1b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92a24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0a0f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68570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c35c1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efd6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bc58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d06662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d1edbd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d2531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normal" style:text-emphasize="none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b68570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normal" style:text-emphasize="none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a6e1b7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aac295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c43477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d06662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d1edbd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13414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342ce8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eacb6c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6e1b7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c35c1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efd6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0a0f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92a24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bc588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68570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d1edbd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d06662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style:font-name-asian="DejaVu Sans1" style:font-style-asian="normal" style:font-weight-asian="normal" style:font-name-complex="Liberation Sans1" style:font-style-complex="italic" style:font-weight-complex="normal" style:text-emphasize="none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b68570" style:letter-kerning="true" style:font-name-asian="DejaVu Sans1" style:font-style-asian="normal" style:font-weight-asian="normal" style:font-name-complex="Liberation Sans1" style:font-style-complex="italic" style:font-weight-complex="normal" style:text-emphasize="none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a6e1b7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aac295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c43477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d06662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d1edbd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20" style:family="text">
      <style:text-properties fo:font-variant="normal" fo:text-transform="none" fo:color="#f10d0c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5c1179" style:letter-kerning="true" fo:background-color="transparent" loext:char-shading-value="0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1" style:family="text">
      <style:text-properties fo:font-variant="normal" fo:text-transform="none" fo:color="#f10d0c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5c1179" style:letter-kerning="true" fo:background-color="transparent" loext:char-shading-value="0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22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342ce8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3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eacb6c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4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6e1b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5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ac29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6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52c42a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7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a2dc9b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8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da940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9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e8005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30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1cff85b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31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ccd260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132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cff85b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133" style:family="text">
      <style:text-properties fo:font-variant="normal" fo:text-transform="none" fo:color="#c9211e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1d015c2" style:letter-kerning="true" style:font-name-asian="DejaVu Sans1" style:font-size-asian="11pt" style:font-style-asian="normal" style:font-weight-asian="bold" style:font-name-complex="Liberation Sans1" style:font-size-complex="11pt" style:font-style-complex="italic" style:font-weight-complex="bold" style:text-emphasize="none"/>
    </style:style>
    <style:style style:name="T134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e8005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5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ac295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6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eacb6c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7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52c42a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8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2dc9b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39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da940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40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cff85b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41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342ce8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42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1a6e1b7" style:letter-kerning="true" style:font-name-asian="DejaVu Sans1" style:font-style-asian="normal" style:font-weight-asian="normal" style:font-name-complex="Liberation Sans1" style:font-style-complex="italic" style:font-weight-complex="bold" style:text-emphasize="none"/>
    </style:style>
    <style:style style:name="T143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ccd260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44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cff85b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45" style:family="text">
      <style:text-properties fo:font-variant="normal" fo:text-transform="none" fo:color="#c9211e" style:text-outline="false" style:text-line-through-style="none" style:text-line-through-type="none" style:font-name="Liberation Serif" fo:letter-spacing="normal" fo:font-style="normal" fo:text-shadow="none" style:text-underline-style="none" fo:font-weight="bold" officeooo:rsid="01d015c2" style:letter-kerning="true" style:font-name-asian="DejaVu Sans1" style:font-style-asian="normal" style:font-weight-asian="bold" style:font-name-complex="Liberation Sans1" style:font-style-complex="italic" style:font-weight-complex="bold" style:text-emphasize="none"/>
    </style:style>
    <style:style style:name="T146" style:family="text">
      <style:text-properties officeooo:rsid="0180d026"/>
    </style:style>
    <style:style style:name="T147" style:family="text">
      <style:text-properties officeooo:rsid="01d1ed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6">P</text:span>rática Orientação a Objetos</text:p>
      <text:p text:style-name="P1"/>
      <text:p text:style-name="P3"/>
      <text:p text:style-name="P33"><text:span text:style-name="T10">E</text:span><text:span text:style-name="T11">dite o arquivo </text:span><text:span text:style-name="T16">p</text:span><text:span text:style-name="T17">ratica</text:span><text:span text:style-name="T16">_OO.py</text:span><text:span text:style-name="T11">. </text:span><text:span text:style-name="T12">N</text:span><text:span text:style-name="T13">este projeto, </text:span><text:span text:style-name="T11">iremos desenvolver um</text:span><text:span text:style-name="T14">a simulação de sala de aula</text:span><text:span text:style-name="T15">.</text:span></text:p>
      <text:p text:style-name="P33"><text:span text:style-name="T15"/></text:p>
      <text:p text:style-name="P37"><text:span text:style-name="T9">Classe Aluno</text:span></text:p>
      <text:p text:style-name="P24"/>
      <text:p text:style-name="P29"><text:span text:style-name="T52">1) Desenvolver </text:span><text:span text:style-name="T53">a classe </text:span><text:span text:style-name="T73">Aluno</text:span><text:span text:style-name="T53">. </text:span><text:span text:style-name="T54">O construtor desta classe deve receber os parâmetros nome, </text:span><text:span text:style-name="T55">sobrenome e curso</text:span><text:span text:style-name="T54">.</text:span></text:p>
      <text:p text:style-name="P34"><text:span text:style-name="T121"/></text:p>
      <text:p text:style-name="P18"><text:span text:style-name="T100">2</text:span><text:span text:style-name="T101">) </text:span><text:span text:style-name="T102">Desenvolver </text:span><text:span text:style-name="T103">property e propery.setter para o atributo </text:span><text:span text:style-name="T115">nome</text:span><text:span text:style-name="T102">.</text:span></text:p>
      <text:p text:style-name="P4"/>
      <text:p text:style-name="P12"><text:span text:style-name="T56">3</text:span><text:span text:style-name="T57">) </text:span><text:span text:style-name="T52">Desenvolver </text:span><text:span text:style-name="T56">property e propery.setter para o atributo </text:span><text:span text:style-name="T74">sobrenome</text:span><text:span text:style-name="T52">.</text:span></text:p>
      <text:p text:style-name="P27"/>
      <text:p text:style-name="P19"><text:span text:style-name="T104">5</text:span><text:span text:style-name="T105">) Sobreescrever o método </text:span><text:span text:style-name="T116">__str__</text:span><text:span text:style-name="T105"> Este método deve retornar o atributo nome.</text:span></text:p>
      <text:p text:style-name="P19"><text:span text:style-name="T105"/></text:p>
      <text:p text:style-name="P19"><text:span text:style-name="T105">6) Sobreescrever o método </text:span><text:span text:style-name="T116">__repr__</text:span><text:span text:style-name="T105"> Este método deve retornar o atributo nome </text:span><text:span text:style-name="T106">acrescido de um espaço e o atributo sobrenome</text:span><text:span text:style-name="T105">.</text:span></text:p>
      <text:p text:style-name="P6"/>
      <text:p text:style-name="P35"><text:span text:style-name="T18">Classe </text:span><text:span text:style-name="T19">Professor</text:span></text:p>
      <text:p text:style-name="P25"/>
      <text:p text:style-name="P13"><text:span text:style-name="T58">7) </text:span><text:span text:style-name="T52">Desenvolver </text:span><text:span text:style-name="T53">a classe </text:span><text:span text:style-name="T75">Professor</text:span><text:span text:style-name="T53">. </text:span><text:span text:style-name="T54">O construtor desta classe deve receber os parâmetros nome </text:span><text:span text:style-name="T58">do professor e uma string com o </text:span><text:span text:style-name="T59">sobrenome</text:span><text:span text:style-name="T58">. <text:s/></text:span><text:span text:style-name="T59">O construtor deve também instanciar uma lista de disciplinas</text:span></text:p>
      <text:p text:style-name="P8"/>
      <text:p text:style-name="P14"><text:span text:style-name="T66">7</text:span><text:span text:style-name="T67">.1 ) </text:span><text:span text:style-name="T68"><text:s/>Armazenar a string com o nome </text:span><text:span text:style-name="T69">o sobrenome no </text:span><text:span text:style-name="T68">atributo _</text:span><text:span text:style-name="T69">nome</text:span></text:p>
      <text:p text:style-name="P30"><text:span text:style-name="T68">7.</text:span><text:span text:style-name="T70">2</text:span><text:span text:style-name="T68">) Armazenar a string com o </text:span><text:span text:style-name="T69">sobre</text:span><text:span text:style-name="T68">nome </text:span><text:span text:style-name="T69">o sobrenome no </text:span><text:span text:style-name="T68">atributo _</text:span><text:span text:style-name="T69">sobrenome</text:span></text:p>
      <text:p text:style-name="P31"><text:span text:style-name="T68">7.3) </text:span><text:span text:style-name="T70">Instanciar um atributo </text:span><text:span text:style-name="T68">_</text:span><text:span text:style-name="T71">disciplinas</text:span><text:span text:style-name="T70">, com uma lista vazia.</text:span></text:p>
      <text:p text:style-name="P28"/>
      <text:p text:style-name="P15"><text:span text:style-name="T60">8</text:span><text:span text:style-name="T57">) </text:span><text:span text:style-name="T52">Desenvolver </text:span><text:span text:style-name="T56">property e propery.setter para o atributo </text:span><text:span text:style-name="T76">nome</text:span><text:span text:style-name="T52">.</text:span></text:p>
      <text:p text:style-name="P10"/>
      <text:p text:style-name="P19"><text:span text:style-name="T107">9</text:span><text:span text:style-name="T101">) </text:span><text:span text:style-name="T102">Desenvolver </text:span><text:span text:style-name="T103">property para o atributo </text:span><text:span text:style-name="T117">disciplina</text:span><text:span text:style-name="T102">.</text:span></text:p>
      <text:p text:style-name="P5"/>
      <text:p text:style-name="P7">10) Desenvolver o método adicionar_disciplina. Este método adiciona a lista disciplina o nome da disciplina passada como parâmetro.</text:p>
      <text:p text:style-name="P7"/>
      <text:p text:style-name="P20"><text:span text:style-name="T108">1</text:span><text:span text:style-name="T109">1</text:span><text:span text:style-name="T105">) Sobreescrever o</text:span><text:span text:style-name="T110">s</text:span><text:span text:style-name="T105"> método</text:span><text:span text:style-name="T110">s</text:span><text:span text:style-name="T105"> </text:span><text:span text:style-name="T116">__str__</text:span><text:span text:style-name="T113"> </text:span><text:span text:style-name="T114">e </text:span><text:span text:style-name="T116">__repr__</text:span><text:span text:style-name="T105"> Este</text:span><text:span text:style-name="T110">s</text:span><text:span text:style-name="T105"> método</text:span><text:span text:style-name="T110">s</text:span><text:span text:style-name="T105"> deve</text:span><text:span text:style-name="T110">m</text:span><text:span text:style-name="T105"> retornar o atributo nome </text:span><text:span text:style-name="T110">do professor</text:span><text:span text:style-name="T105">.</text:span></text:p>
      <text:p text:style-name="P36"><text:span text:style-name="T18">Classe </text:span><text:span text:style-name="T20">SalaAula</text:span></text:p>
      <text:p text:style-name="P26"/>
      <text:p text:style-name="P21"><text:span text:style-name="T134">12</text:span><text:span text:style-name="T135">) </text:span><text:span text:style-name="T136">Desenvolver </text:span><text:span text:style-name="T137">a classe </text:span><text:span text:style-name="T143">SalaAula</text:span><text:span text:style-name="T137">. </text:span><text:span text:style-name="T138">O construtor desta classe deve receber </text:span><text:span text:style-name="T139">como</text:span><text:span text:style-name="T138"> o parâmetro </text:span><text:span text:style-name="T139">um objeto do tipo Professor. Caso contrário, deve disparar uma exception de Type Error com a mensagem “Tipo do professor precisa instância de Professor”. O construtor deve também criar uma lista vazia para os alunos.</text:span></text:p>
      <text:p text:style-name="P9"/>
      <text:p text:style-name="P16"><text:span text:style-name="T72">12.</text:span><text:span text:style-name="T67">1 ) </text:span><text:span text:style-name="T68"><text:s/>Armazenar a string com o nome </text:span><text:span text:style-name="T69">o sobrenome no </text:span><text:span text:style-name="T68">atributo _</text:span><text:span text:style-name="T69">nome</text:span></text:p>
      <text:p text:style-name="P32"><text:span text:style-name="T72">12</text:span><text:span text:style-name="T68">.</text:span><text:span text:style-name="T70">2</text:span><text:span text:style-name="T68">) Armazenar a string com o </text:span><text:span text:style-name="T69">sobre</text:span><text:span text:style-name="T68">nome </text:span><text:span text:style-name="T69">o sobrenome no </text:span><text:span text:style-name="T68">atributo _</text:span><text:span text:style-name="T69">sobrenome</text:span></text:p>
      <text:p text:style-name="P32"><text:span text:style-name="T72">12</text:span><text:span text:style-name="T68">.3) </text:span><text:span text:style-name="T70">Instanciar um atributo </text:span><text:span text:style-name="T68">_</text:span><text:span text:style-name="T71">disciplinas</text:span><text:span text:style-name="T70">, com uma lista vazia.</text:span></text:p>
      <text:p text:style-name="P32"><text:span text:style-name="T70"/></text:p>
      <text:p text:style-name="P21"><text:span text:style-name="T140">13</text:span><text:span text:style-name="T141">) </text:span><text:span text:style-name="T136">Desenvolver </text:span><text:span text:style-name="T142">property para o atributo </text:span><text:span text:style-name="T144">professor</text:span><text:span text:style-name="T136">.</text:span></text:p>
      <text:p text:style-name="P21"><text:span text:style-name="T136"/></text:p>
      <text:p text:style-name="P22"><text:span text:style-name="T140">14</text:span><text:span text:style-name="T141">) </text:span><text:span text:style-name="T136">Desenvolver </text:span><text:span text:style-name="T142">property para o atributo </text:span><text:span text:style-name="T145">alunos</text:span><text:span text:style-name="T136">.</text:span></text:p>
      <text:p text:style-name="P11"/>
      <text:p text:style-name="P21"><text:span text:style-name="T111">15</text:span><text:span text:style-name="T101">) </text:span><text:span text:style-name="T102">Desenvolver </text:span><text:span text:style-name="T112">o método </text:span><text:span text:style-name="T118">adicionar_aluno</text:span><text:span text:style-name="T103">. </text:span><text:span text:style-name="T112">Este método recebe como parâmetros nome, sobrenome e curso do aluno, instancia um objeto do tipo Aluno e adiciona a lista interna de alunos</text:span><text:span text:style-name="T102">.</text:span></text:p>
      <text:p text:style-name="P23"><text:span text:style-name="T111"/></text:p>
      <text:p text:style-name="P23"><text:span text:style-name="T111">16</text:span><text:span text:style-name="T101">) </text:span><text:span text:style-name="T102">Desenvolver </text:span><text:span text:style-name="T112">o método </text:span><text:span text:style-name="T119">busca_aluno</text:span><text:span text:style-name="T103">. </text:span><text:span text:style-name="T112">Este método recebe como parâmetro </text:span><text:span text:style-name="T111">o nome de um aluno procurado e pesquisa na lista interna de alunos</text:span><text:span text:style-name="T102">. </text:span><text:span text:style-name="T111">Caso encontre, retorna o objeto aluno. Caso não encontre, retorna None.</text:span></text:p>
      <text:p text:style-name="P23"><text:span text:style-name="T111"/></text:p>
      <text:p text:style-name="P17"><text:span text:style-name="T61">1</text:span><text:span text:style-name="T51">7) </text:span><text:span text:style-name="T58">Sobreescrever o</text:span><text:span text:style-name="T62">s</text:span><text:span text:style-name="T58"> método</text:span><text:span text:style-name="T62">s</text:span><text:span text:style-name="T58"> </text:span><text:span text:style-name="T77">__str__</text:span><text:span text:style-name="T64"> </text:span><text:span text:style-name="T65">e </text:span><text:span text:style-name="T77">__repr__</text:span><text:span text:style-name="T58"> Este</text:span><text:span text:style-name="T62">s</text:span><text:span text:style-name="T58"> método</text:span><text:span text:style-name="T62">s</text:span><text:span text:style-name="T58"> deve</text:span><text:span text:style-name="T62">m</text:span><text:span text:style-name="T58"> retornar o <text:s/></text:span><text:span text:style-name="T63">string “Sala com prof. '” com o </text:span><text:span text:style-name="T58">atributo nome </text:span><text:span text:style-name="T62">do professor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0T08:51:16.770421897</meta:creation-date>
    <dc:date>2022-03-15T11:26:14.834779257</dc:date>
    <meta:editing-duration>P4DT2H1M10S</meta:editing-duration>
    <meta:editing-cycles>423</meta:editing-cycles>
    <meta:generator>LibreOffice/6.4.7.2$Linux_X86_64 LibreOffice_project/40$Build-2</meta:generator>
    <dc:subject>NappAcademy - Sprint 2</dc:subject>
    <dc:title>NappAcademy - Sprint 2</dc:title>
    <meta:document-statistic meta:table-count="0" meta:image-count="0" meta:object-count="0" meta:page-count="1" meta:paragraph-count="27" meta:word-count="389" meta:character-count="2494" meta:non-whitespace-character-count="2128"/>
  </office:meta>
</office:document-meta>
</file>